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5-0148</text:span> <text:s text:c="21"/><text:tab/><text:span text:style-name="T1">03/05/2015 <text:s text:c="17"/></text:span></text:p>
      <text:p text:style-name="P11"><text:span text:style-name="T1"><text:tab/></text:span><text:span text:style-name="T2">ICONTEC Nicaragua</text:span></text:p>
      <text:p text:style-name="P12"><text:tab/>Nicaragua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Servicio de auditoría<text:tab/><text:tab/><text:tab/><text:tab/><text:tab/><text:tab/><text:tab/><text:tab/>$ 350<text:tab/><text:tab/>$ 350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350.00<text:tab/><text:tab/><text:tab/><text:tab/><text:tab/><text:tab/><text:tab/><text:tab/><text:tab/><text:tab/><text:tab/><text:tab/><text:tab/> <text:s text:c="3"/>350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